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style:style style:name="P1" style:parent-style-name="line" style:master-page-name="MP0" style:family="paragraph">
      <style:paragraph-properties fo:break-before="page" style:page-number="1"/>
    </style:style>
    <style:style style:name="P3" style:parent-style-name="Title" style:family="paragraph">
      <style:paragraph-properties fo:margin-top="0in" fo:margin-bottom="0.2777in"/>
      <style:text-properties fo:font-size="20pt" style:font-size-asian="20pt"/>
    </style:style>
    <style:style style:name="P4" style:parent-style-name="TOCEntry" style:master-page-name="MP1" style:family="paragraph">
      <style:paragraph-properties fo:break-before="page"/>
    </style:style>
    <style:style style:name="P6"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7"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8"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9"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0"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1"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2"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3"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4"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5"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6"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7"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8"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9"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0"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1"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2"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3"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4"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5"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6"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7"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8"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9" style:parent-style-name="Normal" style:family="paragraph">
      <style:text-properties style:font-name="Times New Roman" fo:font-weight="bold" style:font-weight-asian="bold"/>
    </style:style>
    <style:style style:name="TableColumn31" style:family="table-column">
      <style:table-column-properties style:column-width="1.5in" style:use-optimal-column-width="false"/>
    </style:style>
    <style:style style:name="TableColumn32" style:family="table-column">
      <style:table-column-properties style:column-width="0.8125in" style:use-optimal-column-width="false"/>
    </style:style>
    <style:style style:name="TableColumn33" style:family="table-column">
      <style:table-column-properties style:column-width="3.4402in" style:use-optimal-column-width="false"/>
    </style:style>
    <style:style style:name="TableColumn34" style:family="table-column">
      <style:table-column-properties style:column-width="1.1in" style:use-optimal-column-width="false"/>
    </style:style>
    <style:style style:name="Table30" style:family="table">
      <style:table-properties style:width="6.8527in" fo:margin-left="0in" table:align="left"/>
    </style:style>
    <style:style style:name="TableRow35" style:family="table-row">
      <style:table-row-properties style:use-optimal-row-height="false"/>
    </style:style>
    <style:style style:name="TableCell36" style:family="table-cell">
      <style:table-cell-properties fo:border-top="0.0208in solid #000000" fo:border-left="0.0208in solid #000000" fo:border-bottom="0.0625in double #000000" style:border-line-width-bottom="0.0208in 0.0208in 0.0208in" fo:border-right="0.0104in solid #000000" style:writing-mode="lr-tb" fo:padding-top="0in" fo:padding-left="0.075in" fo:padding-bottom="0in" fo:padding-right="0.075in"/>
    </style:style>
    <style:style style:name="P37" style:parent-style-name="Normal" style:family="paragraph">
      <style:paragraph-properties fo:margin-top="0.0277in" fo:margin-bottom="0.0277in"/>
      <style:text-properties fo:font-weight="bold" style:font-weight-asian="bold"/>
    </style:style>
    <style:style style:name="TableCell38" style:family="table-cell">
      <style:table-cell-properties fo:border-top="0.0208in solid #000000" fo:border-left="0.0104in solid #000000" fo:border-bottom="0.0625in double #000000" style:border-line-width-bottom="0.0208in 0.0208in 0.0208in" fo:border-right="0.0104in solid #000000" style:writing-mode="lr-tb" fo:padding-top="0in" fo:padding-left="0.075in" fo:padding-bottom="0in" fo:padding-right="0.075in"/>
    </style:style>
    <style:style style:name="P39" style:parent-style-name="Normal" style:family="paragraph">
      <style:paragraph-properties fo:margin-top="0.0277in" fo:margin-bottom="0.0277in"/>
      <style:text-properties fo:font-weight="bold" style:font-weight-asian="bold"/>
    </style:style>
    <style:style style:name="TableCell40" style:family="table-cell">
      <style:table-cell-properties fo:border-top="0.0208in solid #000000" fo:border-left="0.0104in solid #000000" fo:border-bottom="0.0625in double #000000" style:border-line-width-bottom="0.0208in 0.0208in 0.0208in" fo:border-right="0.0104in solid #000000" style:writing-mode="lr-tb" fo:padding-top="0in" fo:padding-left="0.075in" fo:padding-bottom="0in" fo:padding-right="0.075in"/>
    </style:style>
    <style:style style:name="P41" style:parent-style-name="Normal" style:family="paragraph">
      <style:paragraph-properties fo:margin-top="0.0277in" fo:margin-bottom="0.0277in"/>
      <style:text-properties fo:font-weight="bold" style:font-weight-asian="bold"/>
    </style:style>
    <style:style style:name="TableCell42"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P43" style:parent-style-name="Normal" style:family="paragraph">
      <style:paragraph-properties fo:margin-top="0.0277in" fo:margin-bottom="0.0277in"/>
      <style:text-properties fo:font-weight="bold" style:font-weight-asian="bold"/>
    </style:style>
    <style:style style:name="TableRow44" style:family="table-row">
      <style:table-row-properties style:use-optimal-row-height="false"/>
    </style:style>
    <style:style style:name="TableCell45" style:family="table-cell">
      <style:table-cell-properties fo:border-top="none" fo:border-left="0.0208in solid #000000" fo:border-bottom="0.0104in solid #000000" fo:border-right="0.0104in solid #000000" style:writing-mode="lr-tb" fo:padding-top="0in" fo:padding-left="0.075in" fo:padding-bottom="0in" fo:padding-right="0.075in"/>
    </style:style>
    <style:style style:name="P46" style:parent-style-name="Normal" style:family="paragraph">
      <style:paragraph-properties fo:margin-top="0.0277in" fo:margin-bottom="0.0277in"/>
    </style:style>
    <style:style style:name="TableCell47"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48" style:parent-style-name="Normal" style:family="paragraph">
      <style:paragraph-properties fo:margin-top="0.0277in" fo:margin-bottom="0.0277in"/>
    </style:style>
    <style:style style:name="TableCell49"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50" style:parent-style-name="Normal" style:family="paragraph">
      <style:paragraph-properties fo:margin-top="0.0277in" fo:margin-bottom="0.0277in"/>
    </style:style>
    <style:style style:name="TableCell51"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52" style:parent-style-name="Normal" style:family="paragraph">
      <style:paragraph-properties fo:margin-top="0.0277in" fo:margin-bottom="0.0277in"/>
    </style:style>
    <style:style style:name="TableRow53" style:family="table-row">
      <style:table-row-properties style:use-optimal-row-height="false"/>
    </style:style>
    <style:style style:name="TableCell54" style:family="table-cell">
      <style:table-cell-properties fo:border-top="0.0104in solid #000000" fo:border-left="0.0208in solid #000000" fo:border-bottom="0.0208in solid #000000" fo:border-right="0.0104in solid #000000" style:writing-mode="lr-tb" fo:padding-top="0in" fo:padding-left="0.075in" fo:padding-bottom="0in" fo:padding-right="0.075in"/>
    </style:style>
    <style:style style:name="P55" style:parent-style-name="Normal" style:family="paragraph">
      <style:paragraph-properties fo:margin-top="0.0277in" fo:margin-bottom="0.0277in"/>
    </style:style>
    <style:style style:name="TableCell56"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57" style:parent-style-name="Normal" style:family="paragraph">
      <style:paragraph-properties fo:margin-top="0.0277in" fo:margin-bottom="0.0277in"/>
    </style:style>
    <style:style style:name="TableCell58"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59" style:parent-style-name="Normal" style:family="paragraph">
      <style:paragraph-properties fo:margin-top="0.0277in" fo:margin-bottom="0.0277in"/>
    </style:style>
    <style:style style:name="TableCell60"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61" style:parent-style-name="Normal" style:family="paragraph">
      <style:paragraph-properties fo:margin-top="0.0277in" fo:margin-bottom="0.0277in"/>
    </style:style>
    <style:style style:name="P62" style:parent-style-name="Normal" style:family="paragraph">
      <style:text-properties fo:font-weight="bold" style:font-weight-asian="bold"/>
    </style:style>
    <style:style style:name="P63" style:parent-style-name="Heading1" style:master-page-name="MP2" style:list-style-name="LFO1" style:family="paragraph">
      <style:paragraph-properties fo:break-before="page" style:page-number="1"/>
    </style:style>
    <style:style style:name="P66" style:parent-style-name="level3text" style:family="paragraph">
      <style:paragraph-properties fo:margin-left="0.9375in" fo:text-indent="-0.4972in">
        <style:tab-stops/>
      </style:paragraph-properties>
    </style:style>
    <style:style style:name="P67" style:parent-style-name="level3text" style:family="paragraph">
      <style:paragraph-properties fo:margin-left="0.9375in" fo:text-indent="-0.4972in">
        <style:tab-stops/>
      </style:paragraph-properties>
    </style:style>
    <style:style style:name="P68" style:parent-style-name="level3text" style:family="paragraph">
      <style:paragraph-properties fo:margin-left="0.9375in" fo:text-indent="-0.4972in">
        <style:tab-stops/>
      </style:paragraph-properties>
    </style:style>
    <style:style style:name="P69" style:parent-style-name="level3text" style:family="paragraph">
      <style:paragraph-properties fo:margin-left="0.9375in" fo:text-indent="-0.4972in">
        <style:tab-stops/>
      </style:paragraph-properties>
    </style:style>
    <style:style style:name="P70" style:parent-style-name="level3text" style:family="paragraph">
      <style:paragraph-properties fo:margin-left="0.9375in" fo:text-indent="-0.4972in">
        <style:tab-stops/>
      </style:paragraph-properties>
    </style:style>
    <style:style style:name="P71" style:parent-style-name="level3text" style:family="paragraph">
      <style:paragraph-properties fo:margin-left="0.9375in" fo:text-indent="-0.4972in">
        <style:tab-stops/>
      </style:paragraph-properties>
      <style:text-properties style:font-name="Times New Roman"/>
    </style:style>
    <style:style style:name="T72" style:parent-style-name="DefaultParagraphFont" style:family="text">
      <style:text-properties fo:font-style="normal" style:font-style-asian="normal"/>
    </style:style>
  </office:automatic-styles>
  <office:body>
    <office:text text:use-soft-page-breaks="true">
      <text:p text:style-name="P1"/>
      <text:p text:style-name="Title">Software Requirements Specification</text:p>
      <text:p text:style-name="P3">for</text:p>
      <text:p text:style-name="Title">&lt;Project&gt;</text:p>
      <text:p text:style-name="ByLine">Version 1.0 approved</text:p>
      <text:p text:style-name="ByLine">Prepared by &lt;author&gt;</text:p>
      <text:p text:style-name="ByLine">&lt;organization&gt;</text:p>
      <text:p text:style-name="ByLine">&lt;date created&gt;</text:p>
      <text:p text:style-name="P4"><text:bookmark-start text:name="_Toc344877432"/><text:bookmark-start text:name="_Toc344879822"/><text:bookmark-start text:name="_Toc346508722"/><text:bookmark-start text:name="_Toc346508952"/><text:bookmark-start text:name="_Toc346509227"/><text:bookmark-start text:name="_Toc441230970"/><text:bookmark-end text:name="_Toc344877432"/><text:bookmark-end text:name="_Toc344879822"/><text:bookmark-end text:name="_Toc346508722"/><text:bookmark-end text:name="_Toc346508952"/><text:bookmark-end text:name="_Toc346509227"/><text:soft-page-break/>Table of Contents<text:bookmark-end text:name="_Toc441230970"/></text:p>
      <text:table-of-content text:name="_TOC0">
        <text:table-of-content-source text:outline-level="2" text:use-outline-level="true" text:use-index-marks="false" text:use-index-source-styles="tru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index-source-styles text:outline-level="1">
            <text:index-source-style text:style-name="TOCEntry"/>
          </text:index-source-styles>
        </text:table-of-content-source>
        <text:index-body>
          <text:p text:style-name="TOC1">Table of Contents<text:tab/>ii</text:p>
          <text:p text:style-name="TOC1">Revision History<text:tab/>ii</text:p>
          <text:p text:style-name="TOC1">1.<text:tab/>Introduction<text:tab/>1</text:p>
          <text:p text:style-name="P6">1.1<text:tab/>Purpose<text:tab/>1</text:p>
          <text:p text:style-name="P7">1.2<text:tab/>Document Conventions<text:tab/>1</text:p>
          <text:p text:style-name="P8">1.3<text:tab/>Intended Audience and Reading Suggestions<text:tab/>1</text:p>
          <text:p text:style-name="P9">1.4<text:tab/>Product Scope<text:tab/>1</text:p>
          <text:p text:style-name="P10">1.5<text:tab/>References<text:tab/>1</text:p>
          <text:p text:style-name="TOC1">2.<text:tab/>Overall Description<text:tab/>2</text:p>
          <text:p text:style-name="P11">2.1<text:tab/>Product Perspective<text:tab/>2</text:p>
          <text:p text:style-name="P12">2.2<text:tab/>Product Functions<text:tab/>2</text:p>
          <text:p text:style-name="P13">2.3<text:tab/>User Classes and Characteristics<text:tab/>2</text:p>
          <text:p text:style-name="P14">2.4<text:tab/>Operating Environment<text:tab/>2</text:p>
          <text:p text:style-name="P15">2.5<text:tab/>Design and Implementation Constraints<text:tab/>2</text:p>
          <text:p text:style-name="P16">2.6<text:tab/>User Documentation<text:tab/>2</text:p>
          <text:p text:style-name="P17">2.7<text:tab/>Assumptions and Dependencies<text:tab/>3</text:p>
          <text:p text:style-name="TOC1">3.<text:tab/>External Interface Requirements<text:tab/>3</text:p>
          <text:p text:style-name="P18">3.1<text:tab/>User Interfaces<text:tab/>3</text:p>
          <text:p text:style-name="P19">3.2<text:tab/>Hardware Interfaces<text:tab/>3</text:p>
          <text:p text:style-name="P20">3.3<text:tab/>Software Interfaces<text:tab/>3</text:p>
          <text:p text:style-name="P21">3.4<text:tab/>Communications Interfaces<text:tab/>3</text:p>
          <text:p text:style-name="TOC1">4.<text:tab/>System Features<text:tab/>4</text:p>
          <text:p text:style-name="P22">4.1<text:tab/>System Feature 1<text:tab/>4</text:p>
          <text:p text:style-name="P23">4.2<text:tab/>System Feature 2 (and so on)<text:tab/>4</text:p>
          <text:p text:style-name="TOC1">5.<text:tab/>Other Nonfunctional Requirements<text:tab/>4</text:p>
          <text:p text:style-name="P24">5.1<text:tab/>Performance Requirements<text:tab/>4</text:p>
          <text:p text:style-name="P25">5.2<text:tab/>Safety Requirements<text:tab/>5</text:p>
          <text:p text:style-name="P26">5.3<text:tab/>Security Requirements<text:tab/>5</text:p>
          <text:p text:style-name="P27">5.4<text:tab/>Software Quality Attributes<text:tab/>5</text:p>
          <text:p text:style-name="P28">5.5<text:tab/>Business Rules<text:tab/>5</text:p>
          <text:p text:style-name="TOC1">6.<text:tab/>Other Requirements<text:tab/>5</text:p>
          <text:p text:style-name="TOC1">Appendix A: Glossary<text:tab/>5</text:p>
          <text:p text:style-name="TOC1">Appendix B: Analysis Models<text:tab/>5</text:p>
          <text:p text:style-name="TOC1">Appendix C: To Be Determined List<text:tab/>6</text:p>
        </text:index-body>
      </text:table-of-content>
      <text:p text:style-name="Normal"/>
      <text:p text:style-name="P29"/>
      <text:p text:style-name="TOCEntry"><text:bookmark-start text:name="_Toc441230971"/>Revision History<text:bookmark-end text:name="_Toc441230971"/></text:p>
      <table:table table:style-name="Table30">
        <table:table-columns>
          <table:table-column table:style-name="TableColumn31"/>
          <table:table-column table:style-name="TableColumn32"/>
          <table:table-column table:style-name="TableColumn33"/>
          <table:table-column table:style-name="TableColumn34"/>
        </table:table-columns>
        <table:table-row table:style-name="TableRow35">
          <table:table-cell table:style-name="TableCell36">
            <text:p text:style-name="P37">Name</text:p>
          </table:table-cell>
          <table:table-cell table:style-name="TableCell38">
            <text:p text:style-name="P39">Date</text:p>
          </table:table-cell>
          <table:table-cell table:style-name="TableCell40">
            <text:p text:style-name="P41">Reason For Changes</text:p>
          </table:table-cell>
          <table:table-cell table:style-name="TableCell42">
            <text:p text:style-name="P43">Version</text:p>
          </table:table-cell>
        </table:table-row>
        <table:table-row table:style-name="TableRow44">
          <table:table-cell table:style-name="TableCell45">
            <text:p text:style-name="P46"/>
          </table:table-cell>
          <table:table-cell table:style-name="TableCell47">
            <text:p text:style-name="P48"/>
          </table:table-cell>
          <table:table-cell table:style-name="TableCell49">
            <text:p text:style-name="P50"/>
          </table:table-cell>
          <table:table-cell table:style-name="TableCell51">
            <text:p text:style-name="P52"/>
          </table:table-cell>
        </table:table-row>
        <table:table-row table:style-name="TableRow53">
          <table:table-cell table:style-name="TableCell54">
            <text:p text:style-name="P55"/>
          </table:table-cell>
          <table:table-cell table:style-name="TableCell56">
            <text:p text:style-name="P57"/>
          </table:table-cell>
          <table:table-cell table:style-name="TableCell58">
            <text:p text:style-name="P59"/>
          </table:table-cell>
          <table:table-cell table:style-name="TableCell60">
            <text:p text:style-name="P61"/>
          </table:table-cell>
        </table:table-row>
      </table:table>
      <text:p text:style-name="P62"/>
      <text:p text:style-name="Normal"/>
      <text:h text:style-name="P63" text:outline-level="1"><text:bookmark-start text:name="_Toc439994665"/><text:bookmark-start text:name="_Toc441230972"/><text:soft-page-break/>Introduction<text:bookmark-end text:name="_Toc439994665"/><text:bookmark-end text:name="_Toc441230972"/></text:h>
      <text:h text:style-name="Heading2" text:outline-level="2"><text:bookmark-start text:name="_Toc439994667"/><text:bookmark-start text:name="_Toc441230973"/>Purpose<text:bookmark-end text:name="_Toc439994667"/><text:bookmark-end text:name="_Toc441230973"/><text:s/></text:h>
      <text:p text:style-name="template">&lt;Identify the product whose software requirements are specified in this document, including the revision or release number. Describe the scope of the product that is covered by this SRS, particularly if this SRS describes only part of the system or a single subsystem.&gt;</text:p>
      <text:h text:style-name="Heading2" text:outline-level="2"><text:bookmark-start text:name="_Toc439994668"/><text:bookmark-start text:name="_Toc441230974"/>Document Conventions<text:bookmark-end text:name="_Toc439994668"/><text:bookmark-end text:name="_Toc441230974"/></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2" text:outline-level="2"><text:bookmark-start text:name="_Toc439994669"/><text:bookmark-start text:name="_Toc441230975"/>Intended Audience and Reading Suggestions<text:bookmark-end text:name="_Toc439994669"/><text:bookmark-end text:name="_Toc441230975"/></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h text:style-name="Heading2" text:outline-level="2"><text:bookmark-start text:name="_Toc439994670"/><text:bookmark-start text:name="_Toc441230976"/>Product Scope<text:bookmark-end text:name="_Toc439994670"/><text:bookmark-end text:name="_Toc441230976"/></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h text:style-name="Heading2" text:outline-level="2"><text:bookmark-start text:name="_Toc439994672"/><text:bookmark-start text:name="_Toc441230977"/>References<text:bookmark-end text:name="_Toc439994672"/><text:bookmark-end text:name="_Toc441230977"/></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1" text:outline-level="1"><text:bookmark-start text:name="_Toc439994673"/><text:bookmark-start text:name="_Toc441230978"/><text:soft-page-break/>Overall Description<text:bookmark-end text:name="_Toc439994673"/><text:bookmark-end text:name="_Toc441230978"/></text:h>
      <text:h text:style-name="Heading2" text:outline-level="2"><text:bookmark-start text:name="_Toc439994674"/><text:bookmark-start text:name="_Toc441230979"/>Product Perspective<text:bookmark-end text:name="_Toc439994674"/><text:bookmark-end text:name="_Toc441230979"/></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2" text:outline-level="2"><text:bookmark-start text:name="_Toc439994675"/><text:bookmark-start text:name="_Toc441230980"/>Product Functions<text:bookmark-end text:name="_Toc439994675"/><text:bookmark-end text:name="_Toc441230980"/></text:h>
      <text:p text:style-name="template">&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h text:style-name="Heading2" text:outline-level="2"><text:bookmark-start text:name="_Toc439994676"/><text:bookmark-start text:name="_Toc441230981"/>User Classes and Characteristics<text:bookmark-end text:name="_Toc439994676"/><text:bookmark-end text:name="_Toc441230981"/></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h text:style-name="Heading2" text:outline-level="2"><text:bookmark-start text:name="_Toc439994677"/><text:bookmark-start text:name="_Toc441230982"/>Operating Environment<text:bookmark-end text:name="_Toc439994677"/><text:bookmark-end text:name="_Toc441230982"/></text:h>
      <text:p text:style-name="template">&lt;Describe the environment in which the software will operate, including the hardware platform, operating system and versions, and any other software components or applications with which it must peacefully coexist.&gt;</text:p>
      <text:h text:style-name="Heading2" text:outline-level="2"><text:bookmark-start text:name="_Toc439994678"/><text:bookmark-start text:name="_Toc441230983"/>Design and Implementation Constraints<text:bookmark-end text:name="_Toc439994678"/><text:bookmark-end text:name="_Toc441230983"/></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2" text:outline-level="2"><text:bookmark-start text:name="_Toc439994679"/><text:bookmark-start text:name="_Toc441230984"/>User Documentation<text:bookmark-end text:name="_Toc439994679"/><text:bookmark-end text:name="_Toc441230984"/></text:h>
      <text:p text:style-name="template">&lt;List the user documentation components (such as user manuals, on-line help, and tutorials) that will be delivered along with the software. Identify any known user documentation delivery formats or standards.&gt;</text:p>
      <text:h text:style-name="Heading2" text:outline-level="2"><text:bookmark-start text:name="_Toc439994680"/><text:bookmark-start text:name="_Toc441230985"/><text:soft-page-break/>Assumptions and Dependencies<text:bookmark-end text:name="_Toc439994680"/><text:bookmark-end text:name="_Toc441230985"/></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1" text:outline-level="1"><text:bookmark-start text:name="_Toc439994682"/><text:bookmark-start text:name="_Toc441230986"/>External Interface Requirements<text:bookmark-end text:name="_Toc439994682"/><text:bookmark-end text:name="_Toc441230986"/></text:h>
      <text:h text:style-name="Heading2" text:outline-level="2"><text:bookmark-start text:name="_Toc441230987"/>User Interfaces<text:bookmark-end text:name="_Toc441230987"/></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2" text:outline-level="2"><text:bookmark-start text:name="_Toc439994684"/><text:bookmark-start text:name="_Toc441230988"/>Hardware Interfaces<text:bookmark-end text:name="_Toc439994684"/><text:bookmark-end text:name="_Toc441230988"/></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2" text:outline-level="2"><text:bookmark-start text:name="_Toc439994685"/><text:bookmark-start text:name="_Toc441230989"/>Software Interfaces<text:bookmark-end text:name="_Toc439994685"/><text:bookmark-end text:name="_Toc441230989"/></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2" text:outline-level="2"><text:bookmark-start text:name="_Toc439994686"/><text:bookmark-start text:name="_Toc441230990"/>Communications Interfaces<text:bookmark-end text:name="_Toc439994686"/><text:bookmark-end text:name="_Toc441230990"/></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1" text:outline-level="1"><text:bookmark-start text:name="_Toc439994687"/><text:bookmark-start text:name="_Toc441230991"/><text:soft-page-break/>System Features<text:bookmark-end text:name="_Toc439994687"/><text:bookmark-end text:name="_Toc441230991"/></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2" text:outline-level="2"><text:bookmark-start text:name="_Toc439994688"/><text:bookmark-start text:name="_Toc441230992"/>System Feature 1<text:bookmark-end text:name="_Toc439994688"/><text:bookmark-end text:name="_Toc441230992"/></text:h>
      <text:p text:style-name="template">&lt;Don’t really say “System Feature 1.” State the feature name in just a few words.&gt;</text:p>
      <text:p text:style-name="level4">4.1.1<text:tab/>Description and Priority</text:p>
      <text:p text:style-name="P66">&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4">4.1.2<text:tab/>Stimulus/Response Sequences</text:p>
      <text:p text:style-name="P67">&lt;List the sequences of user actions and system responses that stimulate the behavior defined for this feature. These will correspond to the dialog elements associated with use cases.&gt;</text:p>
      <text:p text:style-name="level4">4.1.3<text:tab/>Functional Requirements</text:p>
      <text:p text:style-name="P68">&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69"/>
      <text:p text:style-name="P70">&lt;Each requirement should be uniquely identified with a sequence number or a meaningful tag of some kind.&gt;</text:p>
      <text:p text:style-name="P71"/>
      <text:p text:style-name="requirement">REQ-1:<text:tab/></text:p>
      <text:p text:style-name="requirement">REQ-2:<text:tab/></text:p>
      <text:h text:style-name="Heading2" text:outline-level="2"><text:bookmark-start text:name="_Toc439994689"/><text:bookmark-start text:name="_Toc441230993"/>System Feature 2 (and so on)<text:bookmark-end text:name="_Toc439994689"/><text:bookmark-end text:name="_Toc441230993"/></text:h>
      <text:h text:style-name="Heading1" text:outline-level="1"><text:bookmark-start text:name="_Toc439994690"/><text:bookmark-start text:name="_Toc441230994"/>Other Nonfunctional Requirements<text:bookmark-end text:name="_Toc441230994"/></text:h>
      <text:h text:style-name="Heading2" text:outline-level="2"><text:bookmark-start text:name="_Toc441230995"/>Performance Requirements<text:bookmark-end text:name="_Toc439994690"/><text:bookmark-end text:name="_Toc441230995"/></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2" text:outline-level="2"><text:bookmark-start text:name="_Toc439994691"/><text:bookmark-start text:name="_Toc441230996"/><text:soft-page-break/>Safety Requirements<text:bookmark-end text:name="_Toc439994691"/><text:bookmark-end text:name="_Toc441230996"/></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2" text:outline-level="2"><text:bookmark-start text:name="_Toc439994692"/><text:bookmark-start text:name="_Toc441230997"/>Security Requirements<text:bookmark-end text:name="_Toc439994692"/><text:bookmark-end text:name="_Toc441230997"/></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2" text:outline-level="2"><text:bookmark-start text:name="_Toc439994693"/><text:bookmark-start text:name="_Toc441230998"/>Software Quality Attributes<text:bookmark-end text:name="_Toc439994693"/><text:bookmark-end text:name="_Toc441230998"/></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2" text:outline-level="2"><text:bookmark-start text:name="_Toc439994694"/><text:bookmark-start text:name="_Toc441230999"/>Business Rules<text:bookmark-end text:name="_Toc439994694"/><text:bookmark-end text:name="_Toc441230999"/></text:h>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1" text:outline-level="1"><text:bookmark-start text:name="_Toc439994695"/><text:bookmark-start text:name="_Toc441231000"/>Other Requirements<text:bookmark-end text:name="_Toc439994695"/><text:bookmark-end text:name="_Toc441231000"/></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bookmark-start text:name="_Toc439994696"/><text:bookmark-start text:name="_Toc441231001"/>Appendix A: Glossary<text:bookmark-end text:name="_Toc439994696"/><text:bookmark-end text:name="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Toc439994697"/><text:bookmark-start text:name="_Toc441231002"/>Appendix B: Analysis Models<text:bookmark-end text:name="_Toc439994697"/><text:bookmark-end text:name="_Toc441231002"/></text:p>
      <text:p text:style-name="template">&lt;Optionally, include any pertinent analysis models, such as data flow diagrams, class diagrams, state-transition diagrams, or entity-relationship diagrams<text:span text:style-name="T72">.&gt;</text:span></text:p>
      <text:p text:style-name="TOCEntry"><text:bookmark-start text:name="_Toc439994698"/><text:bookmark-start text:name="_Toc441231003"/><text:soft-page-break/>Appendix C: To Be Determined List<text:bookmark-end text:name="_Toc439994698"/><text:bookmark-end text:name="_Toc441231003"/></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CA" style:language-asian="en" style:country-asian="CA"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1666in" style:line-height-at-least="0.1666in"/>
      <style:text-properties fo:font-weight="bold" style:font-weight-asian="bold" style:letter-kerning="true"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1944in" fo:margin-bottom="0.1944in" style:line-height-at-least="0.1666in"/>
      <style:text-properties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margin-top="0.1666in" fo:margin-bottom="0.1666in"/>
      <style:text-properties fo:font-weight="bold" style:font-weight-asian="bold" fo:hyphenate="false"/>
    </style:style>
    <style:style style:name="Heading4" style:display-name="Heading 4" style:family="paragraph" style:parent-style-name="Normal" style:next-style-name="Normal" style:default-outline-level="4">
      <style:paragraph-properties fo:keep-with-next="always" fo:text-align="justify" fo:margin-top="0.1666in" fo:margin-bottom="0.0416in" fo:line-height="0.1527in"/>
      <style:text-properties style:font-name="Times New Roman" fo:font-weight="bold" style:font-weight-asian="bold" fo:font-style="italic" style:font-style-asian="italic" fo:font-size="11pt" style:font-size-asian="11pt" fo:hyphenate="false"/>
    </style:style>
    <style:style style:name="Heading5" style:display-name="Heading 5" style:family="paragraph" style:parent-style-name="Normal" style:next-style-name="Normal" style:default-outline-level="5">
      <style:paragraph-properties fo:text-align="justify" fo:margin-top="0.1666in" fo:margin-bottom="0.0416in" fo:line-height="0.1527in"/>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text-align="justify" fo:margin-top="0.1666in" fo:margin-bottom="0.0416in" fo:line-height="0.1527in"/>
      <style:text-properties style:font-name="Arial"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text-align="justify" fo:margin-top="0.1666in" fo:margin-bottom="0.0416in" fo:line-height="0.1527in"/>
      <style:text-properties style:font-name="Arial" fo:font-size="10pt" style:font-size-asian="10pt" fo:hyphenate="false"/>
    </style:style>
    <style:style style:name="Heading8" style:display-name="Heading 8" style:family="paragraph" style:parent-style-name="Normal" style:next-style-name="Normal" style:default-outline-level="8">
      <style:paragraph-properties fo:text-align="justify" fo:margin-top="0.1666in" fo:margin-bottom="0.0416in" fo:line-height="0.1527in"/>
      <style:text-properties style:font-name="Arial" fo:font-style="italic" style:font-style-asian="italic" fo:font-size="10pt" style:font-size-asian="10pt" fo:hyphenate="false"/>
    </style:style>
    <style:style style:name="Heading9" style:display-name="Heading 9" style:family="paragraph" style:parent-style-name="Normal" style:next-style-name="Normal" style:default-outline-level="9">
      <style:paragraph-properties fo:text-align="justify" fo:margin-top="0.1666in" fo:margin-bottom="0.0416in" fo:line-height="0.1527in"/>
      <style:text-properties style:font-name="Arial" fo:font-style="italic" style:font-style-asian="italic" fo:font-size="9pt" style:font-size-asian="9pt" fo:hyphenate="false"/>
    </style:style>
    <style:style style:name="Normal" style:display-name="Normal" style:family="paragraph">
      <style:paragraph-properties fo:line-height="0.1666in"/>
      <style:text-properties style:font-name="Times" fo:font-size="12pt" style:font-size-asian="12pt" fo:language="en" fo:country="US" style:language-asian="en" style:country-asian="US" fo:hyphenate="false"/>
    </style:style>
    <style:style style:name="DefaultParagraphFont" style:display-name="Default Paragraph Font" style:family="tex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bullet" style:display-name="bullet" style:family="paragraph" style:parent-style-name="Normal">
      <style:text-properties style:font-name="Arial" fo:font-size="10pt" style:font-size-asian="10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heading10" style:display-name="heading1" style:family="paragraph" style:parent-style-name="Normal">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TOC1" style:display-name="TOC 1" style:family="paragraph" style:parent-style-name="Normal" style:next-style-name="Normal">
      <style:paragraph-properties fo:text-align="justify" fo:margin-top="0.0416in" fo:line-height="0.1527in" fo:margin-left="0.25in" fo:text-indent="-0.25in">
        <style:tab-stops>
          <style:tab-stop style:type="left" style:position="0in"/>
          <style:tab-stop style:type="right" style:leader-style="dotted" style:leader-text="." style:position="6.25in"/>
        </style:tab-stops>
      </style:paragraph-properties>
      <style:text-properties fo:font-weight="bold" style:font-weight-asian="bold" fo:hyphenate="false"/>
    </style:style>
    <style:style style:name="TOC2" style:display-name="TOC 2" style:family="paragraph" style:parent-style-name="Normal" style:next-style-name="Normal">
      <style:paragraph-properties fo:text-align="justify" fo:line-height="0.1527in" fo:margin-left="0.1875in">
        <style:tab-stops>
          <style:tab-stop style:type="right" style:leader-style="dotted" style:leader-text="." style:position="6.3125in"/>
        </style:tab-stops>
      </style:paragraph-properties>
      <style:text-properties fo:font-size="11pt" style:font-size-asian="11pt" fo:hyphenate="false"/>
    </style:style>
    <style:style style:name="level4" style:display-name="level 4" style:family="paragraph" style:parent-style-name="Normal">
      <style:paragraph-properties fo:margin-top="0.0833in" fo:margin-bottom="0.0833in" fo:margin-left="0.4402in">
        <style:tab-stops/>
      </style:paragraph-properties>
      <style:text-properties fo:hyphenate="false"/>
    </style:style>
    <style:style style:name="level5" style:display-name="level 5" style:family="paragraph" style:parent-style-name="Normal">
      <style:paragraph-properties fo:margin-left="1in">
        <style:tab-stops>
          <style:tab-stop style:type="left" style:position="0.75in"/>
        </style:tab-stops>
      </style:paragraph-properties>
      <style:text-properties fo:hyphenate="false"/>
    </style:style>
    <style:style style:name="Title" style:display-name="Title" style:family="paragraph" style:parent-style-name="Normal">
      <style:paragraph-properties fo:text-align="end" fo:margin-top="0.1666in" fo:margin-bottom="0.5in" fo:line-height="100%"/>
      <style:text-properties style:font-name="Arial" fo:font-weight="bold" style:font-weight-asian="bold" style:letter-kerning="true" fo:font-size="32pt" style:font-size-asian="32pt" fo:hyphenate="false"/>
    </style:style>
    <style:style style:name="TOCEntry" style:display-name="TOCEntry" style:family="paragraph" style:parent-style-name="Normal">
      <style:paragraph-properties fo:keep-with-next="always" fo:keep-together="always" fo:margin-top="0.0833in" fo:margin-bottom="0.1666in" style:line-height-at-least="0.1666in"/>
      <style:text-properties fo:font-weight="bold" style:font-weight-asian="bold" fo:font-size="18pt" style:font-size-asian="18pt" fo:hyphenate="false"/>
    </style:style>
    <style:style style:name="TOC3" style:display-name="TOC 3" style:family="paragraph" style:parent-style-name="Normal" style:next-style-name="Normal">
      <style:paragraph-properties fo:margin-left="0.3333in">
        <style:tab-stops>
          <style:tab-stop style:type="left" style:position="0.5in"/>
          <style:tab-stop style:type="right" style:leader-style="dotted" style:leader-text="." style:position="6.1666in"/>
        </style:tab-stops>
      </style:paragraph-properties>
      <style:text-properties fo:font-size="11pt" style:font-size-asian="11pt" fo:hyphenate="false"/>
    </style:style>
    <style:style style:name="TOC4" style:display-name="TOC 4" style:family="paragraph" style:parent-style-name="Normal" style:next-style-name="Normal">
      <style:paragraph-properties fo:margin-left="0.5in">
        <style:tab-stops>
          <style:tab-stop style:type="right" style:leader-style="dotted" style:leader-text="." style:position="6in"/>
        </style:tab-stops>
      </style:paragraph-properties>
      <style:text-properties fo:hyphenate="false"/>
    </style:style>
    <style:style style:name="TOC5" style:display-name="TOC 5" style:family="paragraph" style:parent-style-name="Normal" style:next-style-name="Normal">
      <style:paragraph-properties fo:margin-left="0.6666in">
        <style:tab-stops>
          <style:tab-stop style:type="right" style:leader-style="dotted" style:leader-text="." style:position="5.8333in"/>
        </style:tab-stops>
      </style:paragraph-properties>
      <style:text-properties fo:hyphenate="false"/>
    </style:style>
    <style:style style:name="TOC6" style:display-name="TOC 6" style:family="paragraph" style:parent-style-name="Normal" style:next-style-name="Normal">
      <style:paragraph-properties fo:margin-left="0.8333in">
        <style:tab-stops>
          <style:tab-stop style:type="right" style:leader-style="dotted" style:leader-text="." style:position="5.6666in"/>
        </style:tab-stops>
      </style:paragraph-properties>
      <style:text-properties fo:hyphenate="false"/>
    </style:style>
    <style:style style:name="TOC7" style:display-name="TOC 7" style:family="paragraph" style:parent-style-name="Normal" style:next-style-name="Normal">
      <style:paragraph-properties fo:margin-left="1in">
        <style:tab-stops>
          <style:tab-stop style:type="right" style:leader-style="dotted" style:leader-text="." style:position="5.5in"/>
        </style:tab-stops>
      </style:paragraph-properties>
      <style:text-properties fo:hyphenate="false"/>
    </style:style>
    <style:style style:name="TOC8" style:display-name="TOC 8" style:family="paragraph" style:parent-style-name="Normal" style:next-style-name="Normal">
      <style:paragraph-properties fo:margin-left="1.1666in">
        <style:tab-stops>
          <style:tab-stop style:type="right" style:leader-style="dotted" style:leader-text="." style:position="5.3333in"/>
        </style:tab-stops>
      </style:paragraph-properties>
      <style:text-properties fo:hyphenate="false"/>
    </style:style>
    <style:style style:name="TOC9" style:display-name="TOC 9" style:family="paragraph" style:parent-style-name="Normal" style:next-style-name="Normal">
      <style:paragraph-properties fo:margin-left="1.3333in">
        <style:tab-stops>
          <style:tab-stop style:type="right" style:leader-style="dotted" style:leader-text="." style:position="5.1666in"/>
        </style:tab-stops>
      </style:paragraph-properties>
      <style:text-properties fo:hyphenate="false"/>
    </style:style>
    <style:style style:name="template" style:display-name="template" style:family="paragraph" style:parent-style-name="Normal">
      <style:text-properties style:font-name="Arial" fo:font-style="italic" style:font-style-asian="italic" fo:font-size="11pt" style:font-size-asian="11pt" fo:hyphenate="false"/>
    </style:style>
    <style:style style:name="PageNumber" style:display-name="Page Number" style:family="text" style:parent-style-name="DefaultParagraphFont"/>
    <style:style style:name="level3text" style:display-name="level 3 text" style:family="paragraph" style:parent-style-name="Normal" style:list-style-name="LFO2047">
      <style:paragraph-properties fo:line-height="0.1527in" fo:margin-left="0.9375in" fo:text-indent="-0.4972in">
        <style:tab-stops/>
      </style:paragraph-properties>
      <style:text-properties style:font-name="Arial" fo:font-style="italic" style:font-style-asian="italic" fo:font-size="11pt" style:font-size-asian="11pt" fo:hyphenate="false"/>
    </style:style>
    <style:style style:name="requirement" style:display-name="requirement" style:family="paragraph" style:parent-style-name="level4">
      <style:paragraph-properties fo:margin-top="0in" fo:margin-bottom="0in" fo:margin-left="1.6305in" fo:text-indent="-0.6902in">
        <style:tab-stops/>
      </style:paragraph-properties>
      <style:text-properties style:font-name="Times New Roman" fo:hyphenate="false"/>
    </style:style>
    <style:style style:name="ByLine" style:display-name="ByLine" style:family="paragraph" style:parent-style-name="Title">
      <style:text-properties fo:font-size="14pt" style:font-size-asian="14pt" fo:hyphenate="false"/>
    </style:style>
    <style:style style:name="ChangeHistoryTitle" style:display-name="ChangeHistory Title" style:family="paragraph" style:parent-style-name="Normal">
      <style:paragraph-properties fo:keep-with-next="always" fo:text-align="center" fo:margin-top="0.0416in" fo:margin-bottom="0.0416in" fo:line-height="100%"/>
      <style:text-properties style:font-name="Arial" fo:font-weight="bold" style:font-weight-asian="bold" fo:font-size="18pt" style:font-size-asian="18pt" fo:hyphenate="false"/>
    </style:style>
    <style:style style:name="SuperTitle" style:display-name="SuperTitle" style:family="paragraph" style:parent-style-name="Title" style:next-style-name="Normal">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Title">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min-label-width="0in" text:list-level-position-and-space-mode="label-alignment">
          <style:list-level-label-alignment text:label-followed-by="listtab"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style:page-layout style:name="PL0">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5" style:parent-style-name="DefaultParagraphFont" style:family="text">
      <style:text-properties fo:font-size="12pt" style:font-size-asian="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64" style:parent-style-name="Header" style:family="paragraph">
      <style:paragraph-properties>
        <style:tab-stops>
          <style:tab-stop style:type="center" style:position="3.25in"/>
          <style:tab-stop style:type="right" style:position="6.6875in"/>
        </style:tab-stops>
      </style:paragraph-properties>
    </style:style>
    <style:style style:name="T65" style:parent-style-name="DefaultParagraphFont" style:family="text">
      <style:text-properties fo:font-size="12pt" style:font-size-asian="12pt"/>
    </style:style>
  </office:automatic-styles>
  <office:master-styles>
    <style:master-page style:name="MP0" style:page-layout-name="PL0">
      <style:footer>
        <text:p text:style-name="P2">Copyright © 1999 by Karl E. Wiegers. Permission is granted to use, modify, and distribute this document.</text:p>
      </style:footer>
    </style:master-page>
    <style:master-page style:name="MP1" style:page-layout-name="PL1">
      <style:header>
        <text:p text:style-name="Header">Software<text:span text:style-name="T5"><text:s/></text:span>Requirements Specification for &lt;Project&gt;<text:tab/><text:tab/>Page<text:s/><text:page-number text:fixed="false">ii</text:page-number></text:p>
      </style:header>
      <style:footer>
        <text:p text:style-name="Footer"/>
      </style:footer>
    </style:master-page>
    <style:master-page style:name="MP2" style:page-layout-name="PL2">
      <style:header>
        <text:p text:style-name="P64">Software<text:span text:style-name="T65"><text:s/></text:span>Requirements Specification for &lt;Project&gt;<text:tab/><text:tab/>Page<text:s/><text:page-number text:fixed="false">4</text:page-number></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 Software Requirements Specification Template</dc:title>
    <dc:subject/>
    <meta:initial-creator>Doris Sturzenberger</meta:initial-creator>
    <dc:creator>Arunscape Mr</dc:creator>
    <meta:creation-date>2018-12-02T19:09:00Z</meta:creation-date>
    <dc:date>2018-12-02T19:09:00Z</dc:date>
    <meta:print-date>1601-01-01T00:00:00Z</meta:print-date>
    <meta:template xlink:href="Normal.dotm" xlink:type="simple"/>
    <meta:editing-cycles>2</meta:editing-cycles>
    <meta:editing-duration>PT0S</meta:editing-duration>
    <meta:document-statistic meta:page-count="8" meta:paragraph-count="28" meta:word-count="2102" meta:character-count="14057" meta:row-count="99" meta:non-whitespace-character-count="11983"/>
  </office:meta>
</office:document-meta>
</file>